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493cm" svg:height="4.064cm" svg:x="1.254cm" svg:y="1.254cm">
          <text:p/>
        </draw:rect>
        <draw:rect draw:style-name="gr2" draw:text-style-name="P3" draw:layer="layout" svg:width="7.185cm" svg:height="0.762cm" svg:x="1.435cm" svg:y="1.408cm">
          <text:p text:style-name="P2"><text:span text:style-name="T1">Encoder</text:span></text:p>
        </draw:rect>
        <draw:rect draw:style-name="gr2" draw:text-style-name="P4" draw:layer="layout" svg:width="7.185cm" svg:height="1.143cm" svg:x="1.435cm" svg:y="2.124cm">
          <text:p text:style-name="P2"><text:span text:style-name="T2">Encoder_MOTOR</text:span></text:p>
          <text:p text:style-name="P2"><text:span text:style-name="T2">Encoder_DISCO</text:span></text:p>
        </draw:rect>
        <draw:rect draw:style-name="gr2" draw:text-style-name="P4" draw:layer="layout" svg:width="7.185cm" svg:height="1.905cm" svg:x="1.435cm" svg:y="3.267cm">
          <text:p text:style-name="P2"><text:span text:style-name="T2">Encoder_init():void</text:span></text:p>
          <text:p text:style-name="P2"><text:span text:style-name="T2">Encoder_read(encoder):cuentas</text:span></text:p>
          <text:p text:style-name="P2"><text:span text:style-name="T2">Encoder_write(encoder</text:span><text:span text:style-name="T2">,cuentas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5T22:34:01.21</dc:date>
    <dc:creator>ian </dc:creator>
    <meta:editing-duration>PT8H49M47S</meta:editing-duration>
    <meta:editing-cycles>69</meta:editing-cycles>
    <meta:generator>OpenOffice/4.1.3$Win32 OpenOffice.org_project/413m1$Build-9783</meta:generator>
    <meta:document-statistic meta:object-count="4"/>
  </office:meta>
</office:document-meta>
</file>